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63cm" fo:margin-left="-0.123cm" table:align="left" style:writing-mode="lr-tb"/>
    </style:style>
    <style:style style:name="Table1.A" style:family="table-column">
      <style:table-column-properties style:column-width="5.838cm"/>
    </style:style>
    <style:style style:name="Table1.B" style:family="table-column">
      <style:table-column-properties style:column-width="9.525cm"/>
    </style:style>
    <style:style style:name="Table1.1" style:family="table-row">
      <style:table-row-properties style:min-row-height="0.831cm" style:keep-together="false" fo:keep-together="always"/>
    </style:style>
    <style:style style:name="Table1.A1" style:family="table-cell">
      <style:table-cell-properties fo:padding-left="0.123cm" fo:padding-right="0.123cm" fo:padding-top="0cm" fo:padding-bottom="0cm" fo:border="0.002cm solid #000000"/>
    </style:style>
    <style:style style:name="Table1.2" style:family="table-row">
      <style:table-row-properties style:min-row-height="0.831cm" style:keep-together="true" fo:keep-together="auto"/>
    </style:style>
    <style:style style:name="Table1.3" style:family="table-row">
      <style:table-row-properties style:min-row-height="0.833cm" style:keep-together="true" fo:keep-together="auto"/>
    </style:style>
    <style:style style:name="Table1.B4" style:family="table-cell" style:data-style-name="N0">
      <style:table-cell-properties fo:padding-left="0.123cm" fo:padding-right="0.123cm" fo:padding-top="0cm" fo:padding-bottom="0cm" fo:border="0.002cm solid #000000"/>
    </style:style>
    <style:style style:name="Table1.7" style:family="table-row">
      <style:table-row-properties style:min-row-height="0.833cm" style:keep-together="false" fo:keep-together="always"/>
    </style:style>
    <style:style style:name="P1" style:family="paragraph" style:parent-style-name="Standard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ext_20_body">
      <style:paragraph-properties style:writing-mode="lr-tb"/>
      <style:text-properties fo:font-size="28pt" style:font-size-asian="28pt" style:font-size-complex="28pt"/>
    </style:style>
    <style:style style:name="P5" style:family="paragraph" style:parent-style-name="Text_20_body">
      <style:paragraph-properties style:writing-mode="lr-tb"/>
      <style:text-properties fo:font-size="24pt" style:font-size-asian="24pt" style:font-size-complex="24pt"/>
    </style:style>
    <style:style style:name="P6" style:family="paragraph" style:parent-style-name="Text_20_body">
      <style:paragraph-properties style:writing-mode="lr-tb"/>
      <style:text-properties fo:font-size="22pt" style:font-size-asian="22pt" style:font-size-complex="22pt"/>
    </style:style>
    <style:style style:name="P7" style:family="paragraph" style:parent-style-name="Text_20_body">
      <style:paragraph-properties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8" style:family="paragraph" style:parent-style-name="Text_20_body">
      <style:paragraph-properties fo:text-align="end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9" style:family="paragraph" style:parent-style-name="Text_20_body">
      <style:paragraph-properties fo:text-align="start" style:justify-single-word="false" style:writing-mode="lr-tb"/>
      <style:text-properties style:font-name="Verdana" fo:font-size="14pt" fo:font-weight="bold" style:font-name-asian="Verdana" style:font-size-asian="14pt" style:font-weight-asian="bold" style:font-name-complex="Verdana" style:font-size-complex="14pt" style:font-weight-complex="bold"/>
    </style:style>
    <style:style style:name="P10" style:family="paragraph" style:parent-style-name="Body_20_Text_20_2">
      <style:paragraph-properties style:writing-mode="lr-tb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13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style:font-name="Courier New" fo:font-size="8pt" style:font-size-asian="8pt" style:font-size-complex="8pt"/>
    </style:style>
    <style:style style:name="P14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style:font-name="Courier New" fo:font-size="8pt" fo:font-style="normal" style:font-size-asian="8pt" style:font-style-asian="normal" style:font-size-complex="8pt" style:font-style-complex="normal"/>
    </style:style>
    <style:style style:name="P15" style:family="paragraph" style:parent-style-name="Body_20_Text_20_2">
      <style:paragraph-properties fo:margin-left="1.249cm" fo:margin-right="0cm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Text_20_body" style:master-page-name="Standard">
      <style:paragraph-properties style:page-number="auto" style:writing-mode="lr-tb"/>
    </style:style>
    <style:style style:name="P18" style:family="paragraph" style:parent-style-name="Text_20_body" style:list-style-name="L1">
      <style:paragraph-properties fo:text-align="start" style:justify-single-word="false"/>
    </style:style>
    <style:style style:name="P19" style:family="paragraph" style:parent-style-name="Text_20_body" style:list-style-name="L2">
      <style:paragraph-properties fo:text-align="start" style:justify-single-word="false"/>
    </style:style>
    <style:style style:name="P20" style:family="paragraph" style:parent-style-name="Heading_20_1">
      <style:paragraph-properties fo:break-before="pag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ourier New" fo:font-size="8pt" fo:font-style="normal" style:font-size-asian="8pt" style:font-style-asian="normal" style:font-size-complex="8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line-break/><text:span text:style-name="T1">Algoritmos y Programación III </text:span></text:p>
      <text:p text:style-name="P4">(75.07)<text:line-break/></text:p>
      <text:p text:style-name="P3"><text:span text:style-name="T2">Cursos Fontela</text:span><text:span text:style-name="T3"><text:line-break/></text:span>Primer Cuatrimestre de 2010<text:line-break/></text:p>
      <text:p text:style-name="P5">Trabajo Práctico N°0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>Datos Personales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8">Apellido y Nombre</text:p>
          </table:table-cell>
          <table:table-cell table:style-name="Table1.A1" office:value-type="string">
            <text:p text:style-name="P7">Ribotta, Mariano</text:p>
          </table:table-cell>
        </table:table-row>
        <table:table-row table:style-name="Table1.3">
          <table:table-cell table:style-name="Table1.A1" office:value-type="string">
            <text:p text:style-name="P8">Enunciado</text:p>
          </table:table-cell>
          <table:table-cell table:style-name="Table1.A1" office:value-type="string">
            <text:p text:style-name="P7">B</text:p>
          </table:table-cell>
        </table:table-row>
        <table:table-row table:style-name="Table1.3">
          <table:table-cell table:style-name="Table1.A1" office:value-type="string">
            <text:p text:style-name="P8">Padrón</text:p>
          </table:table-cell>
          <table:table-cell table:style-name="Table1.B4" office:value-type="float" office:value="86052">
            <text:p text:style-name="P2">86052</text:p>
          </table:table-cell>
        </table:table-row>
        <table:table-row table:style-name="Table1.3">
          <table:table-cell table:style-name="Table1.A1" office:value-type="string">
            <text:p text:style-name="P8">Email</text:p>
          </table:table-cell>
          <table:table-cell table:style-name="Table1.A1" office:value-type="string">
            <text:p text:style-name="P2">fpfiuba@gmail.com</text:p>
          </table:table-cell>
        </table:table-row>
        <table:table-row table:style-name="Table1.3">
          <table:table-cell table:style-name="Table1.A1" office:value-type="string">
            <text:p text:style-name="P8">Turno</text:p>
          </table:table-cell>
          <table:table-cell table:style-name="Table1.A1" office:value-type="string">
            <text:p text:style-name="P2">JT (Jueves de 16 a 19)</text:p>
          </table:table-cell>
        </table:table-row>
        <table:table-row table:style-name="Table1.7">
          <table:table-cell table:style-name="Table1.A1" office:value-type="string">
            <text:p text:style-name="P8">Fecha Aprobación</text:p>
          </table:table-cell>
          <table:table-cell table:style-name="Table1.A1" office:value-type="string">
            <text:p text:style-name="P9"/>
          </table:table-cell>
        </table:table-row>
        <table:table-row table:style-name="Table1.7">
          <table:table-cell table:style-name="Table1.A1" office:value-type="string">
            <text:p text:style-name="P8">Nota de Concepto</text:p>
          </table:table-cell>
          <table:table-cell table:style-name="Table1.A1" office:value-type="string">
            <text:p text:style-name="P1"/>
          </table:table-cell>
        </table:table-row>
      </table:table>
      <text:p text:style-name="P10"><text:line-break/></text:p>
      <text:h text:style-name="P20" text:outline-level="1">Pasos a seguir para la correcta prueba del TP</text:h>
      <text:list xml:id="list33171938" text:style-name="L1">
        <text:list-item>
          <text:p text:style-name="P18">Abrir el Pharo</text:p>
        </text:list-item>
        <text:list-item>
          <text:p text:style-name="P18">Hacer doble click izquierdo sobre el fondo, y elegir <text:span text:style-name="T4">tools → FileBrowser</text:span></text:p>
        </text:list-item>
        <text:list-item>
          <text:p text:style-name="P18">En el <text:span text:style-name="T4">FileBrowser</text:span> buscar y seleccionar el archivo TP086052.st y luego hacer click en la opción <text:span text:style-name="T4">filein</text:span>. De esta forma, se agrega la categoría TP86052 y todas las clases que ésta incluya.</text:p>
        </text:list-item>
        <text:list-item>
          <text:p text:style-name="P18">Luego, si no hay un <text:span text:style-name="T4">Workspace </text:span>abierto, abrirlo yendo nuevamente a <text:span text:style-name="T4">tools → Workspace </text:span>tras hacer doble click izquierdo en el fondo.</text:p>
        </text:list-item>
        <text:list-item>
          <text:p text:style-name="P18">Realizar lo mismo con el <text:span text:style-name="T4">Transcript </text:span>(se encuentra en <text:span text:style-name="T4">tools → Transcript</text:span>)</text:p>
        </text:list-item>
        <text:list-item>
          <text:p text:style-name="P18">Copiar y pegar el siguiente código en la ventana del <text:span text:style-name="T4">Workspace</text:span>:</text:p>
        </text:list-item>
      </text:list>
      <text:p text:style-name="P14"/>
      <text:p text:style-name="P15"><text:span text:style-name="Citation"><text:span text:style-name="T7">unaCte := Constante new.</text:span></text:span></text:p>
      <text:p text:style-name="P15"><text:span text:style-name="Citation"><text:span text:style-name="T7">unaCte valor: 3.</text:span></text:span></text:p>
      <text:p text:style-name="P15"><text:span text:style-name="Citation"><text:span text:style-name="T7"/></text:span></text:p>
      <text:p text:style-name="P15"><text:span text:style-name="Citation"><text:span text:style-name="T7">x := X new.</text:span></text:span></text:p>
      <text:p text:style-name="P15"><text:span text:style-name="Citation"><text:span text:style-name="T7"/></text:span></text:p>
      <text:p text:style-name="P15"><text:span text:style-name="Citation"><text:span text:style-name="T7">unaResta := Resta new.</text:span></text:span></text:p>
      <text:p text:style-name="P15"><text:span text:style-name="Citation"><text:span text:style-name="T7">unaResta parametro1: unaCte parametro2: x.</text:span></text:span></text:p>
      <text:p text:style-name="P15"><text:span text:style-name="Citation"><text:span text:style-name="T7"/></text:span></text:p>
      <text:p text:style-name="P15"><text:span text:style-name="Citation"><text:span text:style-name="T7">resultado := unaResta evaluarEn: 1.</text:span></text:span></text:p>
      <text:p text:style-name="P15"><text:span text:style-name="Citation"><text:span text:style-name="T7"/></text:span></text:p>
      <text:p text:style-name="P15"><text:span text:style-name="Citation"><text:span text:style-name="T7">(resultado = 2) ifTrue: [Transcript show: 'Prueba 1 OK' ].</text:span></text:span></text:p>
      <text:p text:style-name="P15"><text:span text:style-name="Citation"><text:span text:style-name="T7">Transcript cr.</text:span></text:span></text:p>
      <text:p text:style-name="P15"><text:span text:style-name="Citation"><text:span text:style-name="T7"/></text:span></text:p>
      <text:p text:style-name="P15"><text:span text:style-name="Citation"><text:span text:style-name="T7">otraCte := Constante new.</text:span></text:span></text:p>
      <text:p text:style-name="P15"><text:span text:style-name="Citation"><text:span text:style-name="T7">otraCte valor: 7.</text:span></text:span></text:p>
      <text:p text:style-name="P15"><text:span text:style-name="Citation"><text:span text:style-name="T7"/></text:span></text:p>
      <text:p text:style-name="P15"><text:span text:style-name="Citation"><text:span text:style-name="T7">unaResta parametro1: otraCte parametro2: x.</text:span></text:span></text:p>
      <text:p text:style-name="P15"><text:span text:style-name="Citation"><text:span text:style-name="T7"/></text:span></text:p>
      <text:p text:style-name="P15"><text:span text:style-name="Citation"><text:span text:style-name="T7">resultado := unaResta evaluarEn: 3.</text:span></text:span></text:p>
      <text:p text:style-name="P15"><text:span text:style-name="Citation"><text:span text:style-name="T7"/></text:span></text:p>
      <text:p text:style-name="P15"><text:span text:style-name="Citation"><text:span text:style-name="T7">(resultado = 4) ifTrue: [Transcript show: 'Prueba 2 OK' ].</text:span></text:span></text:p>
      <text:p text:style-name="P15"><text:span text:style-name="Citation"><text:span text:style-name="T7">Transcript cr.</text:span></text:span></text:p>
      <text:p text:style-name="P15"><text:span text:style-name="Citation"><text:span text:style-name="T7"/></text:span></text:p>
      <text:p text:style-name="P15"><text:span text:style-name="Citation"><text:span text:style-name="T7"><text:tab/></text:span></text:span></text:p>
      <text:p text:style-name="P15"><text:span text:style-name="Citation"><text:span text:style-name="T7">unLogaritmo := Logaritmo new.</text:span></text:span></text:p>
      <text:p text:style-name="P15"><text:span text:style-name="Citation"><text:span text:style-name="T7">unLogaritmo parametro1: unaCte parametro2: x.</text:span></text:span></text:p>
      <text:p text:style-name="P15"><text:span text:style-name="Citation"><text:span text:style-name="T7"/></text:span></text:p>
      <text:p text:style-name="P15"><text:span text:style-name="Citation"><text:span text:style-name="T7">resultado := unLogaritmo evaluarEn: 9.</text:span></text:span></text:p>
      <text:p text:style-name="P15"><text:span text:style-name="Citation"><text:span text:style-name="T7"/></text:span></text:p>
      <text:p text:style-name="P15"><text:span text:style-name="Citation"><text:span text:style-name="T7">(resultado = 2) ifTrue: [Transcript show: 'Prueba 3 OK' ].</text:span></text:span></text:p>
      <text:p text:style-name="P15"><text:span text:style-name="Citation"><text:span text:style-name="T7">Transcript cr.</text:span></text:span></text:p>
      <text:p text:style-name="P15"><text:span text:style-name="Citation"><text:span text:style-name="T7"/></text:span></text:p>
      <text:p text:style-name="P15"><text:span text:style-name="Citation"><text:span text:style-name="T7">unLogaritmo parametro1: otraCte parametro2: unaCte.</text:span></text:span></text:p>
      <text:p text:style-name="P15"><text:span text:style-name="Citation"><text:span text:style-name="T7"/></text:span></text:p>
      <text:p text:style-name="P15"><text:span text:style-name="Citation"><text:span text:style-name="T7">unaCte valor: 49.</text:span></text:span></text:p>
      <text:p text:style-name="P15"><text:span text:style-name="Citation"><text:span text:style-name="T7"/></text:span></text:p>
      <text:p text:style-name="P15"><text:span text:style-name="Citation"><text:span text:style-name="T7">resultado := unLogaritmo evaluarEn: 49.</text:span></text:span></text:p>
      <text:p text:style-name="P15"><text:span text:style-name="Citation"><text:span text:style-name="T7"/></text:span></text:p>
      <text:p text:style-name="P15"><text:span text:style-name="Citation"><text:span text:style-name="T7">(resultado = 2) ifTrue: [Transcript show: 'Prueba 4 OK' ].</text:span></text:span></text:p>
      <text:p text:style-name="P15"><text:span text:style-name="Citation"><text:span text:style-name="T7">Transcript cr.</text:span></text:span></text:p>
      <text:p text:style-name="P13"/>
      <text:list xml:id="list33159984" text:style-name="L2">
        <text:list-item>
          <text:p text:style-name="P19"><text:span text:style-name="T5">Seleccionar todo el código que acabamos de copar y hacer elegir la opción </text:span><text:span text:style-name="T6">Do It</text:span><text:span text:style-name="T5"> del menú contextual que aparece tras hacer click derecho (también se puede </text:span><text:span text:style-name="T6">correr</text:span><text:span text:style-name="T5"> el código apretando alt-d).</text:span></text:p>
        </text:list-item>
        <text:list-item>
          <text:p text:style-name="P19"><text:span text:style-name="T5">El resultado aparecerá en el </text:span><text:span text:style-name="T6">Transcript</text:span></text:p>
        </text:list-item>
      </text:list>
      <text:p text:style-name="P16"/>
      <text:h text:style-name="Heading_20_1" text:outline-level="1"/>
      <text:h text:style-name="P20" text:outline-level="1">Código</text:h>
      <text:p text:style-name="P11"/>
      <text:p text:style-name="P12">Object subclass: #Constante</text:p>
      <text:p text:style-name="P12"><text:tab/>instanceVariableNames: 'valor'</text:p>
      <text:p text:style-name="P12"><text:tab/>classVariableNames: ''</text:p>
      <text:p text:style-name="P12"><text:tab/>poolDictionaries: ''</text:p>
      <text:p text:style-name="P12"><text:tab/>category: 'TP086052'!</text:p>
      <text:p text:style-name="P12"/>
      <text:p text:style-name="P12">!Constante methodsFor: 'as yet unclassified' stamp: 'MarianoRibotta 3/18/2010 11:27'!</text:p>
      <text:p text:style-name="P12">getValor</text:p>
      <text:p text:style-name="P12"><text:tab/>"Devuelve el valor de la constante"</text:p>
      <text:p text:style-name="P12"/>
      <text:p text:style-name="P12"><text:s/>^valor.! !</text:p>
      <text:p text:style-name="P12"/>
      <text:p text:style-name="P12">!Constante methodsFor: 'as yet unclassified' stamp: 'MarianoRibotta 3/18/2010 11:17'!</text:p>
      <text:p text:style-name="P12">valor:x</text:p>
      <text:p text:style-name="P12"><text:tab/>"Ingresa el valor de la constante"</text:p>
      <text:p text:style-name="P12"/>
      <text:p text:style-name="P12"><text:tab/>| temporary variable names |</text:p>
      <text:p text:style-name="P12"><text:tab/></text:p>
      <text:p text:style-name="P12"><text:tab/>valor := x.</text:p>
      <text:p text:style-name="P12">! !</text:p>
      <text:p text:style-name="P12"/>
      <text:p text:style-name="P12"/>
      <text:p text:style-name="P12">Object subclass: #Logaritmo</text:p>
      <text:p text:style-name="P12"><text:tab/>instanceVariableNames: 'parametro1 parametro2'</text:p>
      <text:p text:style-name="P12"><text:tab/>classVariableNames: ''</text:p>
      <text:p text:style-name="P12"><text:tab/>poolDictionaries: ''</text:p>
      <text:p text:style-name="P12"><text:tab/>category: 'TP086052'!</text:p>
      <text:p text:style-name="P12"/>
      <text:p text:style-name="P12">!Logaritmo methodsFor: 'as yet unclassified' stamp: 'MarianoRibotta 3/18/2010 12:00'!</text:p>
      <text:p text:style-name="P12">evaluarEn: x</text:p>
      <text:p text:style-name="P12"><text:tab/>"Evalúa el logaritmo"</text:p>
      <text:p text:style-name="P12"><text:tab/></text:p>
      <text:p text:style-name="P12"><text:tab/>| base argumento |</text:p>
      <text:p text:style-name="P12"/>
      <text:p text:style-name="P12"><text:tab/>parametro2 valor:x.</text:p>
      <text:p text:style-name="P12"><text:tab/>argumento := parametro2 getValor.</text:p>
      <text:p text:style-name="P12"><text:tab/>base := parametro1.</text:p>
      <text:p text:style-name="P12"><text:tab/>^( argumento log:base ).</text:p>
      <text:p text:style-name="P12">! !</text:p>
      <text:p text:style-name="P12"/>
      <text:p text:style-name="P12">!Logaritmo methodsFor: 'as yet unclassified' stamp: 'MarianoRibotta 3/18/2010 11:48'!</text:p>
      <text:p text:style-name="P12">parametro1: a parametro2: b</text:p>
      <text:p text:style-name="P12"><text:tab/>"Guarda en el objeto logaritmo, los valores pasados"</text:p>
      <text:p text:style-name="P12"/>
      <text:p text:style-name="P12"><text:tab/>parametro1 := a getValor.</text:p>
      <text:p text:style-name="P12"><text:tab/>parametro2 := b.! !</text:p>
      <text:p text:style-name="P12"/>
      <text:p text:style-name="P12"/>
      <text:p text:style-name="P12">Object subclass: #Resta</text:p>
      <text:p text:style-name="P12"><text:tab/>instanceVariableNames: 'parametro1 parametro2'</text:p>
      <text:p text:style-name="P12"><text:tab/>classVariableNames: ''</text:p>
      <text:p text:style-name="P12"><text:tab/>poolDictionaries: ''</text:p>
      <text:p text:style-name="P12"><text:tab/>category: 'TP086052'!</text:p>
      <text:p text:style-name="P12"/>
      <text:p text:style-name="P12">!Resta methodsFor: 'as yet unclassified' stamp: 'MarianoRibotta 3/18/2010 11:44'!</text:p>
      <text:p text:style-name="P12">evaluarEn: x</text:p>
      <text:p text:style-name="P12"><text:tab/>"Evalúa la resta en el valor pasado"</text:p>
      <text:p text:style-name="P12"/>
      <text:p text:style-name="P12"><text:tab/>parametro2 valor:x.</text:p>
      <text:p text:style-name="P12"><text:tab/>^(parametro1 - parametro2 getValor).! !</text:p>
      <text:p text:style-name="P12"/>
      <text:p text:style-name="P12">!Resta methodsFor: 'as yet unclassified' stamp: 'MarianoRibotta 3/18/2010 11:48'!</text:p>
      <text:p text:style-name="P12">parametro1: a parametro2: b</text:p>
      <text:p text:style-name="P12"><text:tab/>"Guarda en el objeto resta, los valores pasados"</text:p>
      <text:p text:style-name="P12"/>
      <text:p text:style-name="P12"><text:tab/>parametro1 := a getValor.</text:p>
      <text:p text:style-name="P12"><text:tab/>parametro2 := b.! !</text:p>
      <text:p text:style-name="P12"/>
      <text:p text:style-name="P12"/>
      <text:p text:style-name="P12"/>
      <text:p text:style-name="P12"/>
      <text:p text:style-name="P12"><text:soft-page-break/>Object subclass: #X</text:p>
      <text:p text:style-name="P12"><text:tab/>instanceVariableNames: 'valor'</text:p>
      <text:p text:style-name="P12"><text:tab/>classVariableNames: ''</text:p>
      <text:p text:style-name="P12"><text:tab/>poolDictionaries: ''</text:p>
      <text:p text:style-name="P12"><text:tab/>category: 'TP086052'!</text:p>
      <text:p text:style-name="P12"/>
      <text:p text:style-name="P12">!X methodsFor: 'as yet unclassified' stamp: 'MarianoRibotta 3/18/2010 11:45'!</text:p>
      <text:p text:style-name="P12">getValor</text:p>
      <text:p text:style-name="P12"><text:tab/>"Devuelve el valor de x"</text:p>
      <text:p text:style-name="P12"/>
      <text:p text:style-name="P12"><text:tab/>^valor.! !</text:p>
      <text:p text:style-name="P12"/>
      <text:p text:style-name="P12">!X methodsFor: 'as yet unclassified' stamp: 'MarianoRibotta 3/18/2010 11:45'!</text:p>
      <text:p text:style-name="P12">valor: x</text:p>
      <text:p text:style-name="P12"><text:tab/>"Inicializa el valor de x"</text:p>
      <text:p text:style-name="P12"/>
      <text:p text:style-name="P12"><text:tab/>valor := x.!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s" fo:country="ES" style:font-size-asian="12pt" style:language-asian="es" style:country-asian="ES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 fo:padding="0cm" fo:border="none" style:shadow="non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423cm" fo:margin-bottom="0.106cm" fo:keep-with-next="always"/>
      <style:text-properties style:font-name="Arial" fo:font-size="16pt" fo:font-weight="bold" style:letter-kerning="true" style:font-name-asian="Arial" style:font-size-asian="16pt" style:font-weight-asian="bold" style:font-name-complex="Arial" style:font-size-complex="16pt" style:font-weight-complex="bold"/>
    </style:style>
    <style:style style:name="Titulo_20_Principal" style:display-name="Titulo Principal" style:family="paragraph" style:parent-style-name="heading_20_1" style:default-outline-level="1" style:list-style-name="">
      <style:text-properties fo:font-size="12pt" style:font-size-asian="12pt" style:font-size-complex="12pt"/>
    </style:style>
    <style:style style:name="Body_20_Text_20_2" style:display-name="Body Text 2" style:family="paragraph" style:parent-style-name="Standard">
      <style:paragraph-properties fo:line-height="0.349cm" fo:text-align="center" style:justify-single-word="false" fo:padding="1cm" fo:border-left="0.088cm solid #cccccc" fo:border-right="none" fo:border-top="none" fo:border-bottom="none" style:shadow="none" style:join-border="false"/>
      <style:text-properties fo:font-size="14pt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4T15:53:05.34</meta:creation-date>
    <meta:editing-duration>PT00H09M07S</meta:editing-duration>
    <meta:editing-cycles>3</meta:editing-cycles>
    <meta:generator>OpenOffice.org/3.1$Win32 OpenOffice.org_project/310m19$Build-9420</meta:generator>
    <meta:initial-creator>Nicolas Paez</meta:initial-creator>
    <dc:date>2010-03-18T13:13:04.49</dc:date>
    <dc:creator>Fepe Laser</dc:creator>
    <meta:printed-by>Fepe Laser</meta:printed-by>
    <meta:print-date>2010-03-18T13:06:31.38</meta:print-date>
    <meta:document-statistic meta:table-count="1" meta:image-count="0" meta:object-count="0" meta:page-count="4" meta:paragraph-count="117" meta:word-count="547" meta:character-count="3783"/>
  </office:meta>
</office:document-meta>
</file>